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3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<text:span text:style-name="T1">'</text:span>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2"/>
          <table:table-cell table:style-name="Default" table:number-columns-repeated="8"/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lad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ow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a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Malakai</text:p>
          </table:table-cell>
          <table:table-cell office:value-type="string" calcext:value-type="string">
            <text:p>Rav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e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 table:number-rows-repeated="36">
          <table:table-cell table:style-name="ce14" table:number-columns-repeated="8"/>
          <table:table-cell table:number-columns-repeated="16376"/>
        </table:table-row>
        <table:table-row table:style-name="ro1" table:number-rows-repeated="104769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06:Feuille1.C8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6:49:52.95061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11T02:05:34.327562800</dc:date>
    <meta:editing-cycles>143</meta:editing-cycles>
    <meta:editing-duration>P6DT15H58M42S</meta:editing-duration>
    <meta:generator>LibreOffice/25.2.2.2$Windows_X86_64 LibreOffice_project/7370d4be9e3cf6031a51beef54ff3bda878e3fac</meta:generator>
    <meta:document-statistic meta:table-count="1" meta:cell-count="7641" meta:object-count="0"/>
  </office:meta>
</office:document-meta>
</file>